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oto Sans" svg:font-family="'Noto Sans', sans-serif"/>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Bibliography_20_1">
      <style:paragraph-properties>
        <style:tab-stops/>
      </style:paragraph-properties>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4">
      <style:paragraph-properties>
        <style:tab-stops>
          <style:tab-stop style:position="6.3346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list-style-name="Numbering_20_1">
      <style:text-properties officeooo:paragraph-rsid="000122f8"/>
    </style:style>
    <style:style style:name="P7" style:family="paragraph" style:parent-style-name="Standard" style:list-style-name="L1">
      <style:text-properties officeooo:paragraph-rsid="000122f8"/>
    </style:style>
    <style:style style:name="P8" style:family="paragraph" style:parent-style-name="Standard" style:list-style-name="L1">
      <style:paragraph-properties fo:margin-left="0.4925in" fo:margin-right="0in" fo:text-indent="0in" style:auto-text-indent="false"/>
      <style:text-properties officeooo:paragraph-rsid="000122f8"/>
    </style:style>
    <style:style style:name="P9" style:family="paragraph" style:parent-style-name="Standard">
      <style:text-properties officeooo:rsid="000122f8" officeooo:paragraph-rsid="000122f8"/>
    </style:style>
    <style:style style:name="P10" style:family="paragraph" style:parent-style-name="Standard">
      <style:paragraph-properties fo:margin-left="0.4925in" fo:margin-right="0in" fo:text-indent="0in" style:auto-text-indent="false"/>
      <style:text-properties officeooo:rsid="000122f8" officeooo:paragraph-rsid="000122f8"/>
    </style:style>
    <style:style style:name="P11" style:family="paragraph" style:parent-style-name="Standard" style:list-style-name="L1">
      <style:paragraph-properties fo:margin-left="0.4925in" fo:margin-right="0in" fo:text-indent="0in" style:auto-text-indent="false"/>
      <style:text-properties officeooo:rsid="000122f8" officeooo:paragraph-rsid="000122f8"/>
    </style:style>
    <style:style style:name="P12" style:family="paragraph" style:parent-style-name="Standard" style:list-style-name="L1">
      <style:text-properties officeooo:rsid="000122f8" officeooo:paragraph-rsid="000122f8"/>
    </style:style>
    <style:style style:name="P13" style:family="paragraph" style:parent-style-name="Standard">
      <style:text-properties officeooo:paragraph-rsid="000122f8"/>
    </style:style>
    <style:style style:name="P14" style:family="paragraph" style:parent-style-name="Text_20_body">
      <style:text-properties officeooo:paragraph-rsid="000122f8"/>
    </style:style>
    <style:style style:name="P15" style:family="paragraph" style:parent-style-name="Text_20_body">
      <style:text-properties fo:font-weight="bold" officeooo:rsid="000122f8" officeooo:paragraph-rsid="000122f8" style:font-weight-asian="bold" style:font-weight-complex="bold"/>
    </style:style>
    <style:style style:name="P16" style:family="paragraph" style:parent-style-name="Text_20_body">
      <style:text-properties fo:font-weight="bold" officeooo:rsid="0001953e" officeooo:paragraph-rsid="0001953e" style:font-weight-asian="bold" style:font-weight-complex="bold"/>
    </style:style>
    <style:style style:name="T1" style:family="text">
      <style:text-properties officeooo:rsid="000122f8"/>
    </style:style>
    <style:style style:name="T2" style:family="text">
      <style:text-properties fo:font-weight="bold" style:font-weight-asian="bold" style:font-weight-complex="bold"/>
    </style:style>
    <style:style style:name="T3" style:family="text">
      <style:text-properties fo:font-weight="bold" officeooo:rsid="000122f8" style:font-weight-asian="bold" style:font-weight-complex="bold"/>
    </style:style>
    <style:style style:name="T4" style:family="text">
      <style:text-properties fo:font-weight="normal" officeooo:rsid="000122f8"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ar Member of Parliament,</text:p>
      <text:p text:style-name="Standard"/>
      <text:list xml:id="list2404586392" text:style-name="Numbering_20_1">
        <text:list-item>
          <text:h text:style-name="Heading_20_1" text:outline-level="1"><text:bookmark-start text:name="__RefHeading___Toc134_1796801354"/>Requested Actions<text:bookmark-end text:name="__RefHeading___Toc134_1796801354"/></text:h>
        </text:list-item>
      </text:list>
      <text:p text:style-name="Standard">Please exercise your powers as a Member of Parliament, to accomplish the following:</text:p>
      <text:p text:style-name="Standard"/>
      <text:h text:style-name="Heading_20_4" text:outline-level="4"><text:bookmark-start text:name="__RefHeading___Toc808_1796801354"/>Remove from Federal Court of Appeal office the following<text:span text:style-name="T1"> judges</text:span>:<text:bookmark-end text:name="__RefHeading___Toc808_1796801354"/></text:h>
      <text:list xml:id="list3493580913" text:style-name="L1">
        <text:list-item>
          <text:list>
            <text:list-item>
              <text:p text:style-name="P7">Johanne Gauthier,</text:p>
            </text:list-item>
            <text:list-item>
              <text:p text:style-name="P7">Wyman W. Webb,</text:p>
            </text:list-item>
            <text:list-item>
              <text:p text:style-name="P7">Marianne Rivoalen,</text:p>
            </text:list-item>
          </text:list>
          <text:p text:style-name="P7"/>
          <text:p text:style-name="P8"><text:span text:style-name="T2">On </text:span><text:span text:style-name="T3">g</text:span><text:span text:style-name="T2">rounds</text:span> that in their judgement <text:bibliography-mark text:identifier="2018 FC 298" text:bibliography-type="inproceedings" text:author="Gleeson, J" text:booktitle="T-1450-15" text:title="Hociung v. Canada (Public Safety and Emergency Preparedness)" text:year="2018" text:url="https://decisions.fct-cf.gc.ca/fc-cf/decisions/en/item/308072/index.do">2018 FC 298</text:bibliography-mark>, on appeal from Federal Court judgment <text:bibliography-mark text:identifier="2018 FC 298" text:bibliography-type="inproceedings" text:author="Gleeson, J" text:booktitle="T-1450-15" text:title="Hociung v. Canada (Public Safety and Emergency Preparedness)" text:year="2018" text:url="https://decisions.fct-cf.gc.ca/fc-cf/decisions/en/item/308072/index.do">2018 FC 298</text:bibliography-mark><text:s/>by Gleeson <text:span text:style-name="T1">J</text:span>, they <text:span text:style-name="T1">invited Gleeson J to write his own reasons and judgment, and have therefore demonstrated lack of judicial independence and are thus untrustworthy in the office of judge.</text:span></text:p>
          <text:p text:style-name="P11">The <text:span text:style-name="T2">evidence</text:span> is the analysis of the <text:bibliography-mark text:identifier="2019 FCA 214" text:bibliography-type="proceedings" text:author="Gauthier J.A., Webb J.A., Rivoallen J.A." text:booktitle="A-102-18" text:institution="Federal Court of Appeal" text:title="Hociung v. Canada (Public Safety and Emergency Preparedness)" text:year="2019" text:url="https://decisions.fca-caf.gc.ca/fca-caf/decisions/en/item/419470/index.do">2019 FCA 214</text:bibliography-mark><text:s/>text at section <text:bookmark-ref text:reference-format="chapter" text:ref-name="__RefHeading___Toc229_1796801354">2</text:bookmark-ref>, <text:bookmark-ref text:reference-format="direction" text:ref-name="__RefHeading___Toc229_1796801354">below</text:bookmark-ref>.</text:p>
        </text:list-item>
      </text:list>
      <text:h text:style-name="Heading_20_4" text:outline-level="4"><text:bookmark-start text:name="__RefHeading___Toc810_1796801354"/>Remove Mr. Patrick Gleeson from all Federal Courts offices,<text:bookmark-end text:name="__RefHeading___Toc810_1796801354"/></text:h>
      <text:list xml:id="list174859232502442" text:continue-numbering="true" text:style-name="L1">
        <text:list-header>
          <text:p text:style-name="P7"><text:span text:style-name="T3">On grounds</text:span><text:span text:style-name="T4"> that he was bribed into office on May 29, 2015 by Mr. Peter MacKay (Minister of Justice at the time), Mr. Justin Trudeau (Prime Minister at the time) and Mr. Steven Blaney (Minister of Public Safety and Emergency Preparedness at the time), and specifically instructed to “manage”, Federal Court file T1450-15 (Radu Hociung v. Minister of Public Safety and Emergency Preparedness).</text:span></text:p>
          <text:p text:style-name="P7"><text:span text:style-name="T4"/></text:p>
          <text:p text:style-name="P12">The <text:span text:style-name="T2">evidence</text:span> is the analysis of the circumstances by which Mr. Gleeson was “appointed” as judge at section <text:bookmark-ref text:reference-format="chapter" text:ref-name="__RefHeading___Toc231_1796801354">3</text:bookmark-ref>, <text:bookmark-ref text:reference-format="direction" text:ref-name="__RefHeading___Toc231_1796801354">below</text:bookmark-ref>.</text:p>
        </text:list-header>
      </text:list>
      <text:p text:style-name="P10"/>
      <text:h text:style-name="Heading_20_4" text:outline-level="4"><text:bookmark-start text:name="__RefHeading___Toc812_1796801354"/>Remove provision 119(2) of the <text:span text:style-name="T7">Criminal Code</text:span><text:bookmark-end text:name="__RefHeading___Toc812_1796801354"/></text:h>
      <text:p text:style-name="P15"><text:span text:style-name="T5">On grounds</text:span><text:span text:style-name="T6"> that it creates </text:span><text:span text:style-name="T8">autocratic immunity</text:span><text:span text:style-name="T6">, ie, enables the Minister of Justice to bribe judges, and make the bribery un-prosecutable by simply denying the consent to initiate prosecution.</text:span></text:p>
      <text:p text:style-name="P15"><text:span text:style-name="T6">The </text:span><text:span text:style-name="T5">evidence</text:span><text:span text:style-name="T6"> is analysis of </text:span><text:span text:style-name="T8">autocratic immunity</text:span><text:span text:style-name="T6"> practice in Canada, at section </text:span><text:span text:style-name="T6"><text:bookmark-ref text:reference-format="chapter" text:ref-name="__RefHeading___Toc233_1796801354">4</text:bookmark-ref></text:span><text:span text:style-name="T6">, </text:span><text:span text:style-name="T6"><text:bookmark-ref text:reference-format="direction" text:ref-name="__RefHeading___Toc233_1796801354">below</text:bookmark-ref></text:span><text:span text:style-name="T6">.</text:span></text:p>
      <text:p text:style-name="P15"><text:span text:style-name="T6"/></text:p>
      <text:h text:style-name="Heading_20_4" text:outline-level="4"><text:bookmark-start text:name="__RefHeading___Toc814_1796801354"/>Rename the Department of Justice<text:bookmark-end text:name="__RefHeading___Toc814_1796801354"/></text:h>
      <text:p text:style-name="P16"><text:span text:style-name="T5">On grounds</text:span><text:span text:style-name="T6"> that the name “Deparment of Justice” creates the expectation from a majority of Canadians, that the Minister of Justice is reposible for justice, including the appointment of judges.</text:span></text:p>
      <text:p text:style-name="P16"><text:span text:style-name="T6">The </text:span><text:span text:style-name="T5">evidence</text:span><text:span text:style-name="T6"> is the analysis of the Department of Justice judicial bribery program, at section </text:span><text:span text:style-name="T6"><text:bookmark-ref text:reference-format="chapter" text:ref-name="__RefHeading___Toc265_1796801354">5</text:bookmark-ref></text:span><text:span text:style-name="T6">, </text:span><text:span text:style-name="T6"><text:bookmark-ref text:reference-format="direction" text:ref-name="__RefHeading___Toc265_1796801354">below</text:bookmark-ref></text:span><text:span text:style-name="T6">.</text:span></text:p>
      <text:p text:style-name="P15"><text:span text:style-name="T6"/></text:p>
      <text:list xml:id="list174859351951940" text:continue-list="list2404586392" text:style-name="Numbering_20_1">
        <text:list-item>
          <text:h text:style-name="P6" text:outline-level="1"><text:bookmark-start text:name="__RefHeading___Toc229_1796801354"/><text:span text:style-name="T1">Analysis of </text:span><text:span text:style-name="T1"><text:bibliography-mark text:identifier="2019 FCA 214" text:bibliography-type="proceedings" text:author="Gauthier J.A., Webb J.A., Rivoallen J.A." text:booktitle="A-102-18" text:institution="Federal Court of Appeal" text:title="Hociung v. Canada (Public Safety and Emergency Preparedness)" text:year="2019" text:url="https://decisions.fca-caf.gc.ca/fca-caf/decisions/en/item/419470/index.do">2019 FCA 214</text:bibliography-mark></text:span><text:span text:style-name="T1"><text:s/>judgment and reasons</text:span><text:bookmark-end text:name="__RefHeading___Toc229_1796801354"/></text:h>
        </text:list-item>
      </text:list>
      <text:p text:style-name="P14"/>
      <text:list xml:id="list174859846290977" text:continue-numbering="true" text:style-name="Numbering_20_1">
        <text:list-item>
          <text:h text:style-name="Heading_20_1" text:outline-level="1"><text:bookmark-start text:name="__RefHeading___Toc231_1796801354"/>Circumstances of Patrick Gleeson bribe<text:bookmark-end text:name="__RefHeading___Toc231_1796801354"/></text:h>
        </text:list-item>
        <text:list-item>
          <text:h text:style-name="Heading_20_1" text:outline-level="1"><text:bookmark-start text:name="__RefHeading___Toc233_1796801354"/>Autocratic Immunity in Canada<text:bookmark-end text:name="__RefHeading___Toc233_1796801354"/></text:h>
        </text:list-item>
      </text:list>
      <text:p text:style-name="Text_20_body">Autocratic immunity refers to the legal and political protection afforded to autocratic leaders, shielding them from prosecution or accountability for their actions while in power. It grants them a degree of immunity against legal consequences or investigations for human rights abuses, corruption, or other wrongdoing.</text:p>
      <text:p text:style-name="Text_20_body"/>
      <text:p text:style-name="Text_20_body">Mechanisms that typically put autocratic immunity in place can vary depending on the specific context and country. Here are some common mechanisms:</text:p>
      <text:p text:style-name="Text_20_body"/>
      <text:p text:style-name="Text_20_body">1. Constitutional Protections: Autocratic leaders may amend or create new laws to provide themselves with legal protections. They may pass legislation granting themselves immunity from prosecution during their tenure or even after leaving office.</text:p>
      <text:p text:style-name="Text_20_body"/>
      <text:p text:style-name="Text_20_body">2. Control over the Judiciary: Autocratic leaders often exert significant influence or control over the judicial system. They may appoint loyal judges, manipulate legal processes, or create special courts or tribunals that are unlikely to hold them accountable.</text:p>
      <text:p text:style-name="Text_20_body"/>
      <text:p text:style-name="Text_20_body">3. Suppression of Opposition: Autocratic leaders suppress political opposition, curtail freedom of speech, and limit media independence. By controlling the narrative and stifling dissent, they can maintain their power and avoid scrutiny.</text:p>
      <text:p text:style-name="Text_20_body"/>
      <text:p text:style-name="Text_20_body">4. Authoritarian Rule: In autocratic systems, the concentration of power often rests with a single leader or a small group of individuals. This consolidation of power allows them to manipulate institutions, override checks and balances, and avoid accountability.</text:p>
      <text:p text:style-name="Text_20_body"/>
      <text:p text:style-name="Text_20_body">5. Political Patronage: Autocratic leaders may build networks of patronage, rewarding loyal supporters with influential positions, wealth, or protection. This network ensures their continued support and shields them from potential threats to their leadership.</text:p>
      <text:p text:style-name="Text_20_body"/>
      <text:p text:style-name="Text_20_body">Common outcomes where autocratic immunity is in place include:</text:p>
      <text:p text:style-name="Text_20_body"/>
      <text:p text:style-name="Text_20_body">1. Impunity for Human Rights Abuses: Autocratic leaders can commit gross human rights violations, such as torture, extrajudicial killings, or enforced disappearances, without facing legal consequences. This perpetuates a climate of fear and undermines the rule of law.</text:p>
      <text:p text:style-name="Text_20_body"/>
      <text:p text:style-name="Text_20_body">2. Corruption and Misappropriation of Funds: Autocrats often exploit their positions to amass personal wealth through corrupt practices, such as embezzlement, bribery, or nepotism. Autocratic immunity shields them from investigations and prosecutions related to their financial misconduct.</text:p>
      <text:p text:style-name="Text_20_body"><text:soft-page-break/></text:p>
      <text:p text:style-name="Text_20_body">3. Stifling of Democratic Processes: Autocratic immunity hampers democratic processes and undermines the principles of accountability, transparency, and good governance. It perpetuates a culture of impunity and diminishes citizens' trust in their leaders and institutions.</text:p>
      <text:p text:style-name="Text_20_body"/>
      <text:p text:style-name="Text_20_body">4. Longevity in Power: Autocratic leaders can maintain their grip on power for extended periods by using autocratic immunity as a shield. This prevents political transitions, peaceful transfers of power, and the emergence of a healthy and robust democratic system.</text:p>
      <text:p text:style-name="Text_20_body"/>
      <text:p text:style-name="Text_20_body">It is important to note that autocratic immunity is detrimental to human rights, democracy, and the well-being of societies. It undermines the principles of justice and accountability, perpetuating a culture of impunity. Efforts to promote the rule of law, strengthen democratic institutions, and protect human rights play a vital role in countering autocratic immunity.</text:p>
      <text:list xml:id="list174860349029767" text:continue-numbering="true" text:style-name="Numbering_20_1">
        <text:list-item>
          <text:h text:style-name="Heading_20_1" text:outline-level="1"><text:bookmark-start text:name="__RefHeading___Toc265_1796801354"/>Judicial Bribery in Canada<text:bookmark-end text:name="__RefHeading___Toc265_1796801354"/></text:h>
        </text:list-item>
      </text:list>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2"><text:a xlink:type="simple" xlink:href="#__RefHeading___Toc134_1796801354" text:style-name="Index_20_Link" text:visited-style-name="Index_20_Link">1. Requested Actions<text:tab/>2</text:a></text:p>
          <text:p text:style-name="P2"><text:a xlink:type="simple" xlink:href="#__RefHeading___Toc229_1796801354" text:style-name="Index_20_Link" text:visited-style-name="Index_20_Link">2. Analysis of 2019 FCA 214 judgment and reasons<text:tab/>3</text:a></text:p>
          <text:p text:style-name="P2"><text:a xlink:type="simple" xlink:href="#__RefHeading___Toc231_1796801354" text:style-name="Index_20_Link" text:visited-style-name="Index_20_Link">3. Circumstances of Patrick Gleeson bribe<text:tab/>4</text:a></text:p>
          <text:p text:style-name="P2"><text:a xlink:type="simple" xlink:href="#__RefHeading___Toc233_1796801354" text:style-name="Index_20_Link" text:visited-style-name="Index_20_Link">4. Autocratic Immunity in Canada<text:tab/>5</text:a></text:p>
          <text:p text:style-name="P2"><text:a xlink:type="simple" xlink:href="#__RefHeading___Toc265_1796801354" text:style-name="Index_20_Link" text:visited-style-name="Index_20_Link">5. Judicial Bribery in Canada<text:tab/>7</text:a></text:p>
        </text:index-body>
      </text:table-of-content>
      <text:p text:style-name="Standard"/>
      <text:p text:style-name="P13"/>
      <text:bibliography text:style-name="Sect1" text:protected="true" text:name="Bibliography1">
        <text:bibliography-source>
          <text:index-title-template text:style-name="Bibliography_20_Heading">Referenced Decision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title"/>
            <text:index-entry-span>, </text:index-entry-span>
            <text:index-entry-bibliography text:bibliography-data-field="identifie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title"/>
            <text:index-entry-span>, </text:index-entry-span>
            <text:index-entry-bibliography text:bibliography-data-field="booktitle"/>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d Decisions</text:p>
          </text:index-title>
          <text:p text:style-name="P1">Hociung v. Canada (Public Safety and Emergency Preparedness), 2018 FC 298</text:p>
          <text:p text:style-name="P1">Hociung v. Canada (Public Safety and Emergency Preparedness), A-102-18</text:p>
        </text:index-body>
      </text:bibliography>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oto Sans" svg:font-family="'Noto Sans', sans-serif"/>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fo:break-before="page" text:number-lines="false" text:line-number="0">
        <style:tab-stops/>
      </style:paragraph-properties>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list-style-name="" style:class="index" style:master-page-name="">
      <style:paragraph-properties style:page-number="auto">
        <style:tab-stops>
          <style:tab-stop style:position="6.9252in"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adu Hociung</meta:initial-creator>
    <meta:creation-date>2023-06-21T12:58:20.60</meta:creation-date>
    <dc:date>2023-06-22T17:48:50.490000000</dc:date>
    <meta:editing-duration>P1DT3H52M41S</meta:editing-duration>
    <meta:editing-cycles>4</meta:editing-cycles>
    <meta:generator>LibreOffice/7.5.4.2$Windows_X86_64 LibreOffice_project/36ccfdc35048b057fd9854c757a8b67ec53977b6</meta:generator>
    <meta:document-statistic meta:table-count="0" meta:image-count="0" meta:object-count="0" meta:page-count="8" meta:paragraph-count="44" meta:word-count="837" meta:character-count="5588" meta:non-whitespace-character-count="4803"/>
  </office:meta>
</office:document-meta>
</file>